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0.3cm"/>
      <style:paragraph-properties style:writing-mode="lr-tb"/>
    </style:style>
    <style:style style:name="gr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draw:stroke="dash" draw:stroke-dash="Double_20_Dash" svg:stroke-color="#3465a4" draw:fill="solid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cm" svg:height="1.4cm" svg:x="2.5cm" svg:y="4cm">
          <draw:text-box>
            <text:p>Bob </text:p>
          </draw:text-box>
        </draw:frame>
        <draw:frame draw:style-name="gr1" draw:text-style-name="P1" draw:layer="layout" svg:width="2.7cm" svg:height="1.4cm" svg:x="13.8cm" svg:y="4cm">
          <draw:text-box>
            <text:p>Alice</text:p>
          </draw:text-box>
        </draw:frame>
        <draw:line draw:style-name="gr2" draw:text-style-name="P2" draw:layer="layout" svg:x1="5.1cm" svg:y1="5.8cm" svg:x2="5.1cm" svg:y2="17.6cm">
          <text:p/>
        </draw:line>
        <draw:line draw:style-name="gr2" draw:text-style-name="P2" draw:layer="layout" svg:x1="14cm" svg:y1="5.8cm" svg:x2="14.1cm" svg:y2="17.3cm">
          <text:p/>
        </draw:line>
        <draw:custom-shape draw:style-name="gr3" draw:text-style-name="P3" draw:layer="layout" svg:width="0.8cm" svg:height="0.8cm" svg:x="2.6cm" svg:y="5cm">
          <text:p text:style-name="P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3.9cm" svg:y="6.4cm">
          <text:p text:style-name="P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2.6cm" svg:y="5cm">
          <text:p text:style-name="P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1.3cm" svg:y="1.6cm">
          <text:p text:style-name="P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3.9cm" svg:y="8.6cm">
          <text:p text:style-name="P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4.2cm" svg:y="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3.4cm" svg:y="1.6cm">
          <text:p text:style-name="P3"><text:span text:style-name="T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8cm" svg:height="0.8cm" svg:x="4.2cm" svg:y="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3.9cm" svg:y="10.8cm">
          <text:p text:style-name="P3"><text:span text:style-name="T1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8cm" svg:height="0.8cm" svg:x="14.4cm" svg:y="7.5cm">
          <text:p text:style-name="P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14.4cm" svg:y="9.7cm">
          <text:p text:style-name="P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14.4cm" svg:y="11.9cm">
          <text:p text:style-name="P3"><text:span text:style-name="T1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5.6cm" svg:y1="6.7cm" svg:x2="13.1cm" svg:y2="7.8cm">
          <text:p/>
        </draw:line>
        <draw:line draw:style-name="gr4" draw:text-style-name="P2" draw:layer="layout" svg:x1="5.7cm" svg:y1="8.9cm" svg:x2="13.2cm" svg:y2="10cm">
          <text:p/>
        </draw:line>
        <draw:line draw:style-name="gr4" draw:text-style-name="P2" draw:layer="layout" svg:x1="5.6cm" svg:y1="11.1cm" svg:x2="13.1cm" svg:y2="12.2cm">
          <text:p/>
        </draw:line>
        <draw:custom-shape draw:style-name="gr3" draw:text-style-name="P3" draw:layer="layout" svg:width="0.8cm" svg:height="0.8cm" svg:x="2.4cm" svg:y="1.6cm">
          <text:p text:style-name="P3"><text:span text:style-name="T1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8cm" svg:height="0.8cm" svg:x="3.4cm" svg:y="5cm">
          <text:p text:style-name="P3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13cm" svg:y="18.1cm">
          <text:p text:style-name="P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13cm" svg:y="18.1cm">
          <text:p text:style-name="P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8cm" svg:x="13.8cm" svg:y="18.1cm">
          <text:p text:style-name="P3"><text:span text:style-name="T1">M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6cm" svg:height="0.962cm" svg:x="3cm" svg:y="6.4cm">
          <draw:text-box>
            <text:p>0</text:p>
          </draw:text-box>
        </draw:frame>
        <draw:frame draw:style-name="gr5" draw:text-style-name="P4" draw:layer="layout" svg:width="0.6cm" svg:height="0.962cm" svg:x="3cm" svg:y="8.6cm">
          <draw:text-box>
            <text:p>0</text:p>
          </draw:text-box>
        </draw:frame>
        <draw:frame draw:style-name="gr5" draw:text-style-name="P4" draw:layer="layout" svg:width="0.6cm" svg:height="0.962cm" svg:x="3cm" svg:y="10.8cm">
          <draw:text-box>
            <text:p>1</text:p>
          </draw:text-box>
        </draw:frame>
        <draw:frame draw:style-name="gr5" draw:text-style-name="P4" draw:layer="layout" svg:width="0.6cm" svg:height="0.962cm" svg:x="15.6cm" svg:y="7.5cm">
          <draw:text-box>
            <text:p>0</text:p>
          </draw:text-box>
        </draw:frame>
        <draw:frame draw:style-name="gr5" draw:text-style-name="P4" draw:layer="layout" svg:width="0.6cm" svg:height="0.962cm" svg:x="15.6cm" svg:y="9.7cm">
          <draw:text-box>
            <text:p>0</text:p>
          </draw:text-box>
        </draw:frame>
        <draw:frame draw:style-name="gr5" draw:text-style-name="P4" draw:layer="layout" svg:width="0.6cm" svg:height="0.962cm" svg:x="15.6cm" svg:y="11.9cm">
          <draw:text-box>
            <text:p>1</text:p>
          </draw:text-box>
        </draw:frame>
        <draw:line draw:style-name="gr6" draw:text-style-name="P2" draw:layer="layout" svg:x1="13cm" svg:y1="8.2cm" svg:x2="8.7cm" svg:y2="8.6cm">
          <text:p/>
        </draw:line>
        <draw:line draw:style-name="gr6" draw:text-style-name="P2" draw:layer="layout" svg:x1="12.8cm" svg:y1="10.3cm" svg:x2="5.6cm" svg:y2="10.9cm">
          <text:p/>
        </draw:line>
        <draw:line draw:style-name="gr6" draw:text-style-name="P2" draw:layer="layout" svg:x1="12.8cm" svg:y1="12.4cm" svg:x2="5.6cm" svg:y2="13cm">
          <text:p/>
        </draw:line>
        <draw:line draw:style-name="gr6" draw:text-style-name="P2" draw:layer="layout" svg:x1="2.6cm" svg:y1="21.2cm" svg:x2="4cm" svg:y2="21.2cm">
          <text:p/>
        </draw:line>
        <draw:frame draw:style-name="gr7" draw:text-style-name="P6" draw:layer="layout" svg:width="7cm" svg:height="1cm" svg:x="3.9cm" svg:y="20.8cm">
          <draw:text-box>
            <text:p text:style-name="P5"><text:span text:style-name="T2">: </text:span><text:span text:style-name="T2">Acc</text:span><text:span text:style-name="T2">usé </text:span><text:span text:style-name="T2">de </text:span><text:span text:style-name="T2">réc</text:span><text:span text:style-name="T2">epti</text:span><text:span text:style-name="T2">on</text:span></text:p>
          </draw:text-box>
        </draw:frame>
        <draw:custom-shape draw:style-name="gr3" draw:text-style-name="P3" draw:layer="layout" svg:width="0.8cm" svg:height="0.8cm" svg:x="4cm" svg:y="13cm">
          <text:p text:style-name="P3"><text:span text:style-name="T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0.6cm" svg:height="0.962cm" svg:x="3.1cm" svg:y="12.938cm">
          <draw:text-box>
            <text:p>0</text:p>
          </draw:text-box>
        </draw:frame>
        <draw:line draw:style-name="gr4" draw:text-style-name="P2" draw:layer="layout" svg:x1="5.8cm" svg:y1="13.8cm" svg:x2="9.9cm" svg:y2="14.4cm">
          <text:p/>
        </draw:line>
        <draw:line draw:style-name="gr8" draw:text-style-name="P2" draw:layer="layout" svg:x1="8.7cm" svg:y1="8.8cm" svg:x2="7.3cm" svg:y2="15.1cm">
          <text:p/>
        </draw:line>
        <draw:line draw:style-name="gr6" draw:text-style-name="P2" draw:layer="layout" svg:x1="7.3cm" svg:y1="15.2cm" svg:x2="5.3cm" svg:y2="15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21:12:12.770687749</meta:creation-date>
    <meta:editing-duration>PT54M48S</meta:editing-duration>
    <meta:editing-cycles>2</meta:editing-cycles>
    <meta:generator>LibreOffice/6.4.6.2$Linux_X86_64 LibreOffice_project/40$Build-2</meta:generator>
    <dc:date>2021-02-07T22:20:21.035775091</dc:date>
    <meta:document-statistic meta:object-count="40"/>
  </office:meta>
</office:document-meta>
</file>